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officeooo:rsid="000a688d" officeooo:paragraph-rsid="000a688d"/>
    </style:style>
    <style:style style:name="P2" style:family="paragraph" style:parent-style-name="Preformatted_20_Text" style:list-style-name="L1">
      <style:text-properties style:font-name="Arial" officeooo:rsid="000cb4ec" officeooo:paragraph-rsid="000cb4ec"/>
    </style:style>
    <style:style style:name="P3" style:family="paragraph" style:parent-style-name="Preformatted_20_Text" style:list-style-name="L1">
      <style:text-properties style:font-name="Arial" officeooo:rsid="000cb4ec" officeooo:paragraph-rsid="000d11ab"/>
    </style:style>
    <style:style style:name="P4" style:family="paragraph" style:parent-style-name="Preformatted_20_Text">
      <style:text-properties officeooo:rsid="000a688d" officeooo:paragraph-rsid="000a688d"/>
    </style:style>
    <style:style style:name="P5" style:family="paragraph" style:parent-style-name="Preformatted_20_Text" style:master-page-name="">
      <style:paragraph-properties fo:margin-left="0.3118in" fo:margin-right="0in" fo:margin-top="0in" fo:margin-bottom="0in" style:contextual-spacing="false" fo:text-indent="0in" style:auto-text-indent="false" style:page-number="auto"/>
      <style:text-properties style:font-name="Arial" officeooo:rsid="0010dea3" officeooo:paragraph-rsid="0010dea3"/>
    </style:style>
    <style:style style:name="T1" style:family="text">
      <style:text-properties style:font-name="Arial"/>
    </style:style>
    <style:style style:name="T2" style:family="text">
      <style:text-properties officeooo:rsid="000cb4ec"/>
    </style:style>
    <style:style style:name="T3" style:family="text">
      <style:text-properties officeooo:rsid="000d11ab"/>
    </style:style>
    <style:style style:name="T4" style:family="text">
      <style:text-properties officeooo:rsid="000e1f57"/>
    </style:style>
    <style:style style:name="T5" style:family="text">
      <style:text-properties officeooo:rsid="000f9673"/>
    </style:style>
    <style:style style:name="T6" style:family="text">
      <style:text-properties officeooo:rsid="0010dea3"/>
    </style:style>
    <style:style style:name="T7" style:family="text">
      <style:text-properties officeooo:rsid="001145e9"/>
    </style:style>
    <style:style style:name="T8" style:family="text">
      <style:text-properties officeooo:rsid="00153e58"/>
    </style:style>
    <style:style style:name="T9" style:family="text">
      <style:text-properties officeooo:rsid="0016c4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o the OSS projects which release more often get general better sentiment score on social media?</text:h>
      <text:p text:style-name="P4"></text:p>
      <text:p text:style-name="P1">To answer this question, several questions needed to be answered first. I figured out following that I need to decide on following questions before moving on with work:</text:p>
      <text:p text:style-name="P1"></text:p>
      <text:p text:style-name="P1">1. Which social media will be used to get data from?</text:p>
      <text:p text:style-name="P1">2. Which OSS projects and their social media response will be analyzed?</text:p>
      <text:p text:style-name="P1">3. Which datasets will be utilized for sentiment analysis of the data?</text:p>
      <text:p text:style-name="P1"></text:p>
      <text:p text:style-name="P1">Answer on these questions can be found in following list:</text:p>
      <text:p text:style-name="P1"></text:p>
      <text:p text:style-name="P1">1. For this task, I will work with data from Twitter</text:p>
      <text:p text:style-name="P1">2. <text:span text:style-name="T2">To answer this question I have chosen 3 projects with different release frequency. Considered projects and their release frequency can be found in the following table:</text:span></text:p>
      <text:list xml:id="list2776962930569370955" text:style-name="L1">
        <text:list-item>
          <text:p text:style-name="P2">angularJS – 190 releases, 82 months, 2.34 releases/month</text:p>
        </text:list-item>
        <text:list-item>
          <text:p text:style-name="P3">bootstrap - <text:span text:style-name="T3">42</text:span> releases, <text:span text:style-name="T3">7</text:span>2 months, <text:span text:style-name="T3">0.58</text:span> releases/month</text:p>
        </text:list-item>
        <text:list-item>
          <text:p text:style-name="P3">bower – <text:span text:style-name="T3">102 </text:span>releases, <text:span text:style-name="T3">60</text:span> months, <text:span text:style-name="T3">1.7</text:span> releases/month</text:p>
        </text:list-item>
        <text:list-item>
          <text:p text:style-name="P3">django – 1<text:span text:style-name="T8">51 </text:span>releases, <text:span text:style-name="T3">64</text:span> months, 2.<text:span text:style-name="T9">35</text:span> releases/month</text:p>
        </text:list-item>
        <text:list-item>
          <text:p text:style-name="P3">gulp – 1<text:span text:style-name="T3">6 </text:span>releases, <text:span text:style-name="T3">25</text:span> months, <text:span text:style-name="T3">0.6</text:span>4 releases/month</text:p>
        </text:list-item>
        <text:list-item>
          <text:p text:style-name="P3">node<text:span text:style-name="T7">JS</text:span> - <text:span text:style-name="T4">440</text:span> releases, <text:span text:style-name="T5">100</text:span> months, <text:span text:style-name="T5">4.4</text:span> releases/month</text:p>
        </text:list-item>
        <text:list-item>
          <text:p text:style-name="P3">ruby on rails - <text:span text:style-name="T6">337</text:span> releases, <text:span text:style-name="T6">113</text:span> months, 2.<text:span text:style-name="T6">98</text:span> releases/month</text:p>
          <text:p text:style-name="P3"/>
        </text:list-item>
      </text:list>
      <text:p text:style-name="P5">After calculating the average frequency of releases, I've chosen to work with node<text:span text:style-name="T7">JS as a representative of often releasing frameworks, Django for frameworks with average releasing frequency and bootstrap for “lazy” releasing frameworks.3. To execute the sentiment analysis, I decided to use X and Y datase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6:11:20.838637920</dc:date>
    <meta:generator>LibreOffice/4.2.8.2$Linux_X86_64 LibreOffice_project/420m0$Build-2</meta:generator>
    <meta:editing-duration>PT3H53M38S</meta:editing-duration>
    <meta:editing-cycles>11</meta:editing-cycles>
    <meta:document-statistic meta:table-count="0" meta:image-count="0" meta:object-count="0" meta:page-count="1" meta:paragraph-count="21" meta:word-count="235" meta:character-count="1443" meta:non-whitespace-character-count="1217"/>
  </office:meta>
</office:document-meta>
</file>